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5f6" officeooo:paragraph-rsid="000425f6"/>
    </style:style>
    <style:style style:name="P2" style:family="paragraph" style:parent-style-name="Standard">
      <style:text-properties officeooo:rsid="00055fb3" officeooo:paragraph-rsid="00055fb3"/>
    </style:style>
    <style:style style:name="T1" style:family="text">
      <style:text-properties officeooo:rsid="00055fb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s:</text:p>
      <text:p text:style-name="P1"/>
      <text:p text:style-name="P1">Three dimensional vector class, implicit support for operations with scalars <text:s/>*/ and vector to vector operations +- and dot product</text:p>
      <text:p text:style-name="P1"/>
      <text:p text:style-name="P1">3x3 Square matrix, support for <text:span text:style-name="T1">implicit </text:span>multiplication with 3x1 vectors or 3x3 Matrices as well as <text:span text:style-name="T1">static </text:span>matrix operations such as the determinant, transpose, cofactor, minor, inverse, and a constructor that can take an x rotation and y rotation and form a rotation matrix. <text:span text:style-name="T1">(and the inverse of that)</text:span></text:p>
      <text:p text:style-name="P1"/>
      <text:p text:style-name="P1">Body class, describes necessary attributes of any body in the system, including standard gravetational parameter, position, velocity, radius, luminosity and reflectivity.</text:p>
      <text:p text:style-name="P1"/>
      <text:p text:style-name="P1">PlanetarySystem class, includes a list of the bodies along with a vector describing the bounds of the system (from negative to positive)</text:p>
      <text:p text:style-name="P1"/>
      <text:p text:style-name="P2">Plane class, describes a plane in the form <draw:frame draw:style-name="fr1" draw:name="Object1" text:anchor-type="as-char" svg:y="-0.386cm" svg:width="3.561cm" svg:height="0.506cm" draw:z-index="0"><draw:object xlink:href="./Object 1" xlink:type="simple" xlink:show="embed" xlink:actuate="onLoad"/><draw:image xlink:href="./ObjectReplacements/Object 1" xlink:type="simple" xlink:show="embed" xlink:actuate="onLoad"/></draw:frame>, with M and c defined</text:p>
      <text:p text:style-name="P1"/>
      <text:p text:style-name="P2">Algorithms:</text:p>
      <text:p text:style-name="P2"/>
      <text:p text:style-name="P2">GetAcceleration(PlanetarySystem): </text:p>
      <text:p text:style-name="P2"><text:tab/>returns a list of the instantaneous acceleration of each body, using Newton's laws</text:p>
      <text:p text:style-name="P2"><text:tab/>1. generate zero array of length number of bodies</text:p>
      <text:p text:style-name="P2"><text:tab/>2. recurse through all pairs of bodies, finding force*G, GM*Gm/r^2 </text:p>
      <text:p text:style-name="P2"><text:tab/>3. add acceleration , F/GM (GM is stored in the body) to each relevant element</text:p>
      <text:p text:style-name="P2"/>
      <text:p text:style-name="P2">TimeStep(PlanetarySystem, acceleration, step): </text:p>
      <text:p text:style-name="P2"><text:tab/>applies the acceleration to the planetary system and calculates velocity and position,</text:p>
      <text:p text:style-name="P2"><text:tab/>assuming constant acceleration, for the given step (in s).</text:p>
      <text:p text:style-name="P2"><text:tab/>1. Iterate through bodies and acceleration</text:p>
      <text:p text:style-name="P2"><text:tab/>2. Add acceleration*step to velocity</text:p>
      <text:p text:style-name="P2"><text:tab/>3. Add 1/2 * a * t^2 to position</text:p>
      <text:p text:style-name="P2">ReflectionPlanes(luminous body,PlanetarySystem):</text:p>
      <text:p text:style-name="P2"><text:tab/>returns the plane of reflection of each body in the PlanetarySystem from the luminous body.</text:p>
      <text:p text:style-name="P2"><text:tab/>This refers to the hemisphere that light reaches.</text:p>
      <text:p text:style-name="P2">VisiblePlanes(position vector of observer, PlanetarySystem):</text:p>
      <text:p text:style-name="P2"><text:tab/>returns the plane through each body to which the </text:p>
      <text:p text:style-name="P2"><text:tab/>vector between the observer and the centre is normal.</text:p>
      <text:p text:style-name="P2">Color(PlanetarySystem):</text:p>
      <text:p text:style-name="P2"><text:tab/>Finds the average color of each body</text:p>
      <text:p text:style-name="P2">Draw(reflection planes, visible planes, colors):</text:p>
      <text:p text:style-name="P2"><text:tab/>converts the results of the last three algorithms into a 2D array to be drawn to the screen</text:p>
      <text:p text:style-name="P2">Display(bitmap):</text:p>
      <text:p text:style-name="P2"><text:tab/>Handles display output, including GUI</text:p>
      <text:p text:style-name="P2"/>
      <text:p text:style-name="P2">click handling, need to research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6:30:38.580226390</meta:creation-date>
    <meta:editing-duration>PT35S</meta:editing-duration>
    <meta:editing-cycles>2</meta:editing-cycles>
    <meta:generator>LibreOffice/5.1.6.2$Linux_X86_64 LibreOffice_project/10m0$Build-2</meta:generator>
    <dc:date>2018-06-09T16:31:09.990472718</dc:date>
    <meta:document-statistic meta:table-count="0" meta:image-count="0" meta:object-count="1" meta:page-count="1" meta:paragraph-count="31" meta:word-count="311" meta:character-count="2089" meta:non-whitespace-character-count="1788"/>
  </office:meta>
</office:document-meta>
</file>

<file path=Object 1/content.xml><?xml version="1.0" encoding="utf-8"?>
<math xmlns="http://www.w3.org/1998/Math/MathML" display="block">
  <semantics>
    <mrow>
      <mrow>
        <mi mathvariant="normal">Π</mi>
        <mo stretchy="false">=</mo>
        <mi>M</mi>
      </mrow>
      <mrow>
        <mrow>
          <mo fence="true" stretchy="false">(</mo>
          <mrow>
            <mrow>
              <mi mathvariant="normal">λ</mi>
              <mrow>
                <mi>i</mi>
                <mo stretchy="false">+</mo>
                <mi mathvariant="normal">μ</mi>
              </mrow>
              <mi>j</mi>
            </mrow>
          </mrow>
          <mo fence="true" stretchy="false">)</mo>
        </mrow>
        <mo stretchy="false">+</mo>
        <mi mathvariant="italic">ck</mi>
      </mrow>
    </mrow>
    <annotation encoding="StarMath 5.0">%PI = M( %lambda i + %mu j ) + ck</annotation>
  </semantics>
</math>
</file>